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P7" style:family="paragraph" style:parent-style-name="Text_20_body">
      <style:paragraph-properties fo:margin-left="0cm" fo:margin-right="0cm" fo:line-height="100%" fo:text-align="start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P8" style:family="paragraph" style:parent-style-name="Text_20_body">
      <style:paragraph-properties fo:margin-left="0cm" fo:margin-right="0cm" fo:text-align="start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1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3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4" style:family="paragraph" style:parent-style-name="Text_20_body">
      <style:paragraph-properties fo:margin-left="0cm" fo:margin-right="0cm" fo:line-height="115%" fo:text-align="justify" style:justify-single-word="false" fo:orphans="2" fo:widows="2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5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1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17" style:family="paragraph" style:parent-style-name="Text_20_body">
      <style:paragraph-properties fo:margin-left="0cm" fo:margin-right="0cm" fo:text-align="start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1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font-name="Times New Roman1" fo:font-size="11pt" fo:font-style="normal" fo:font-weight="normal"/>
    </style:style>
    <style:style style:name="P19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color="#000000" style:font-name="Times New Roman1" fo:font-size="11pt" fo:font-style="normal" fo:font-weight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2" fo:font-size="11pt" officeooo:paragraph-rsid="0024c7da" style:font-size-asian="11pt" style:font-size-complex="11pt"/>
    </style:style>
    <style:style style:name="P21" style:family="paragraph" style:parent-style-name="Standard">
      <style:paragraph-properties fo:text-align="justify" style:justify-single-word="false" style:writing-mode="lr-tb"/>
      <style:text-properties style:font-name="Times New Roman2" fo:font-size="11pt" officeooo:paragraph-rsid="0020c336" style:font-size-asian="11pt" style:font-size-complex="11pt"/>
    </style:style>
    <style:style style:name="P22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font-name="Times New Roman1" fo:font-size="11pt" fo:font-style="normal" fo:font-weight="normal" officeooo:paragraph-rsid="0020c336" style:font-size-asian="11pt" style:font-size-complex="11pt"/>
    </style:style>
    <style:style style:name="P23" style:family="paragraph" style:parent-style-name="Text_20_body">
      <style:paragraph-properties fo:text-align="justify" style:justify-single-word="false" style:writing-mode="lr-tb"/>
      <style:text-properties fo:font-variant="normal" fo:text-transform="none" style:font-name="Times New Roman" fo:font-size="11pt" fo:font-style="normal" fo:font-weight="normal" officeooo:paragraph-rsid="0020c336" style:font-size-asian="11pt" style:font-size-complex="11pt"/>
    </style:style>
    <style:style style:name="P24" style:family="paragraph" style:parent-style-name="Text_20_body">
      <style:paragraph-properties fo:margin-left="4.001cm" fo:margin-right="0cm" fo:line-height="120%" fo:text-align="justify" style:justify-single-word="false" fo:orphans="2" fo:widows="2" fo:text-indent="0cm" style:auto-text-indent="false"/>
      <style:text-properties style:font-name="Times New Roman1" fo:font-size="11pt"/>
    </style:style>
    <style:style style:name="P25" style:family="paragraph" style:parent-style-name="Text_20_body">
      <style:paragraph-properties fo:margin-left="4.001cm" fo:margin-right="0cm" fo:line-height="115%" fo:text-align="justify" style:justify-single-word="false" fo:orphans="2" fo:widows="2" fo:text-indent="0cm" style:auto-text-indent="false"/>
      <style:text-properties style:font-name="Times New Roman1" fo:font-size="11pt"/>
    </style:style>
    <style:style style:name="P26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color="#000000" style:font-name="Times New Roman" fo:font-size="11pt" fo:font-style="normal" fo:font-weight="normal" style:font-size-asian="11pt" style:font-size-complex="11pt"/>
    </style:style>
    <style:style style:name="P27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style:font-name="Times New Roman" fo:font-size="11pt" fo:font-style="normal" fo:font-weight="normal"/>
    </style:style>
    <style:style style:name="P28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style:font-name="Times New Roman" fo:font-size="11pt" fo:font-style="normal" fo:font-weight="normal"/>
    </style:style>
    <style:style style:name="P29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" fo:font-size="11pt" fo:font-style="normal" fo:font-weight="normal"/>
    </style:style>
    <style:style style:name="P30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" fo:font-size="11pt" fo:font-style="normal" fo:font-weight="normal"/>
    </style:style>
    <style:style style:name="P31" style:family="paragraph" style:parent-style-name="Text_20_body">
      <style:paragraph-properties fo:margin-left="0cm" fo:margin-right="0cm" fo:text-align="justify" style:justify-single-word="false" fo:text-indent="1.251cm" style:auto-text-indent="false"/>
    </style:style>
    <style:style style:name="T1" style:family="text">
      <style:text-properties fo:font-size="11pt"/>
    </style:style>
    <style:style style:name="T2" style:family="text">
      <style:text-properties fo:font-size="11pt" officeooo:rsid="002e1236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Times New Roman1" fo:font-size="11pt"/>
    </style:style>
    <style:style style:name="T5" style:family="text">
      <style:text-properties style:font-name="Times New Roman" fo:font-size="10.5pt"/>
    </style:style>
    <style:style style:name="T6" style:family="text">
      <style:text-properties style:font-name="Times New Roman" fo:font-size="11pt"/>
    </style:style>
    <style:style style:name="T7" style:family="text">
      <style:text-properties fo:font-variant="normal" fo:text-transform="none" fo:font-style="normal" fo:font-weight="normal"/>
    </style:style>
    <style:style style:name="T8" style:family="text">
      <style:text-properties fo:font-variant="normal" fo:text-transform="none" style:font-name="Times New Roman" fo:font-size="11pt" fo:font-style="normal" fo:font-weight="normal"/>
    </style:style>
    <style:style style:name="T9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stos etc.</text:p>
      <text:p text:style-name="P3">Requereu o apenado retificação da GEP parar fazer constar como requisito para progressão de regime o percentual de 16% em relação ao crime de receptação, alegando que o apenado é primário em crime cometido com violência.</text:p>
      <text:p text:style-name="P3">O ministério Público não se manifestou (evento 230).</text:p>
      <text:p text:style-name="P3">Acrescento ao relatório que a GEP está utilizando o percentual de 20% para o crime de receptação, cometido na vigência do pacote anticrime, e 1/6 para o crime de roubo, cometido antes do pacote anticrime, sendo o apenado tecnicamente primário em ambas as condenações.</text:p>
      <text:p text:style-name="P3">Relatados.</text:p>
      <text:p text:style-name="P9"><text:span text:style-name="T4">Inicialmente, verifico que o delito do processo criminal nº </text:span><text:span text:style-name="T5">0105675-19.2020.8.20.0001</text:span><text:span text:style-name="T4">, receptação, foi cometido e</text:span><text:span text:style-name="T6">m 08.10.2020</text:span><text:span text:style-name="T4">, após a alteração legislativa do pacote anticrime.</text:span></text:p>
      <text:p text:style-name="P11">Assim, em relação a esse crime, sendo o apenado primário, é de se aplicar o percentual de 16% (LEP, art. 112, I).</text:p>
      <text:p text:style-name="P12">No tocante ao crime de roubo, em razão da súmula 501 do STJ que veda a combinação de leis, torna-se impossível manter fração no patamar de 1/6.</text:p>
      <text:p text:style-name="P12">Ou seja, há de se aplicar o pacote anticrime em todas as penas em razão do delito cometido em 08.10.2020.</text:p>
      <text:p text:style-name="P12">Isso posto, determino a retificação da GEP para aplicar ao calculo da progressão de regime o percentual de 16% para o crime de receptação, por ser o apenado primário em crime cometido sem violência, e 25% para o crime de roubo, por ser o apenado primário em crime cometido com violência. </text:p>
      <text:p text:style-name="P12">P.R.I. Atualize-se a GEP.</text:p>
      <text:p text:style-name="P12">Ciência ao MP.</text:p>
      <text:p text:style-name="P15"/>
      <text:p text:style-name="P26">Vistos etc.</text:p>
      <text:p text:style-name="P27">Requereu o apenado retificação da GEP parar fazer constar no cálculo da progressão de regime o percentual de 40% referente aos crimes de tráfico de drogas, alegando que o apenado não é reincidente específico (evento 136).</text:p>
      <text:p text:style-name="P27">Instado a se manifestar, o Ministério Público opinou pela aplicação do percentual de 60% para o crimes de tráfico de drogas, e 25% para os demais crimes (evento 140).</text:p>
      <text:p text:style-name="P28">Acrescento ao relatório que a GEP atualmente está utilizando as frações de 1/6, 3/5 e 60%, sendo o apenado reincidente genérico e em crime hediondo.</text:p>
      <text:p text:style-name="P28">Relatados.</text:p>
      <text:p text:style-name="P31"><text:span text:style-name="T8">Inicialmente, verifico que o delito do processo criminal nº </text:span><text:span text:style-name="T5">0818274-47.2021.8.20.5001</text:span><text:span text:style-name="T8">, tráfico de drogas, foi cometido em 04.04.2021, após a alteração legislativa do pacote anticrime.</text:span></text:p>
      <text:p text:style-name="P29">Compulsando os autos, notadamente a guia de execução penal, observo que apenado cometeu este último crime, após condenado definitivamente pelo primeiro crime de tráfico de drogas.</text:p>
      <text:p text:style-name="P29">Assim, em relação a esse crime, sendo o apenado reincidente em crime hediondo, é de se aplicar o percentual de 60% (LEP, art. 112, VII).</text:p>
      <text:p text:style-name="P30">No tocante aos demais crimes, em razão da súmula 501 do STJ que veda a combinação de leis, torna-se impossível manter as frações de 1/6 e 3/5.</text:p>
      <text:p text:style-name="P30"><text:soft-page-break/>Ou seja, há de se aplicar o pacote anticrime em todas as penas em razão do delito cometido em 04.04.2021.</text:p>
      <text:p text:style-name="P29">Isso posto, indefiro o pedido da Defesa e determino, de ofício, a retificação da GEP para fazer constar os percentuais do pacote anticrime, da seguinte forma: 60% para os dois crimes de tráfico de drogas, por ser tratar de apenado reincidente em crime hediondo; 25% para o crime de roubo, por se tratar de apenado primário em crime cometido com violência; e 16% para os demais crimes, por se tratar de apenado primário em crime cometido sem violência.</text:p>
      <text:p text:style-name="P29">PRI. Atualize-se a GEP. Ciência ao MP.</text:p>
      <text:p text:style-name="P15"/>
      <text:p text:style-name="P15">Vistos etc.</text:p>
      <text:p text:style-name="P15">Trata-se de PEC com penas unificadas, em que me vieram conclusos os autos para análise da progressão de regime.</text:p>
      <text:p text:style-name="P15">Ocorre que, em consulta a guia de execução penal, observo que o cálculo da progressão de regime está combinando a redação do pacote anticrime e a redação anterior da LEP, em desconformidade com a súmula 501 do STJ.</text:p>
      <text:p text:style-name="P15">Acrescento ainda a GEP está utilizando indevidamente 20% para o crime de porte ilegal de arma de fogo, uma vez que se trata de apenado primário em crime cometido sem violência.</text:p>
      <text:p text:style-name="P15">Relatados.</text:p>
      <text:p text:style-name="P20"><text:span text:style-name="T7">Inicialmente, verifico que o delito do processo criminal nº </text:span>0803873-19.2021.8.20.5300<text:span text:style-name="T7">, porte ilegal de arma de fogo, foi cometido em 20.11.2021, após a alteração legislativa do pacote anticrime.</text:span></text:p>
      <text:p text:style-name="P15">Assim, em relação a esse crime, sendo o apenado primário em crime sem violência, é de se aplicar o percentual de 16% (LEP, art. 112, I).</text:p>
      <text:p text:style-name="P16">No tocante ao crime de roubo, em razão da súmula 501 do STJ que veda a combinação de leis, torna-se impossível manter fração no patamar de 1/6.</text:p>
      <text:p text:style-name="P16">Ou seja, há de se aplicar o pacote anticrime em todas as penas em razão do delito cometido em 20.11.2021.</text:p>
      <text:p text:style-name="P15">Isso posto, determino, de ofício, a retificação da GEP para fazer constar 16% para o crime de porte ilegal de arma de fogo, e 25% para o crime de roubo, no cálculo da progressão de regime.</text:p>
      <text:p text:style-name="P16">P.R.I. Atualize-se a GEP.</text:p>
      <text:p text:style-name="P16">Ciência ao MP.</text:p>
      <text:p text:style-name="P1"/>
      <text:p text:style-name="P1"/>
      <text:p text:style-name="P11">Vistos etc.</text:p>
      <text:p text:style-name="P11">Trata-se de PEC com penas unificadas, em que me vieram conclusos os autos para análise da progressão de regime.</text:p>
      <text:p text:style-name="P11">Ocorre que, em consulta a guia de execução penal, observo que o cálculo da progressão de regime está combinando a redação do pacote anticrime e a redação anterior da LEP, em desconformidade com a súmula 501 do STJ.</text:p>
      <text:p text:style-name="P11">Acrescento ainda a GEP está utilizando indevidamente 25% para o segundo crime de roubo, uma vez que se trata de apenado reincidente em crime cometido com violência.</text:p>
      <text:p text:style-name="P11">Relatados.</text:p>
      <text:p text:style-name="P9"><text:soft-page-break/><text:span text:style-name="T4">Inicialmente, verifico que o delito do processo criminal nº </text:span><text:span text:style-name="T5">0100454-59.2020.8.20.0129</text:span><text:span text:style-name="T4">, roubo, foi cometido em 06.05.2020, após a alteração legislativa do pacote anticrime.</text:span></text:p>
      <text:p text:style-name="P11">Assim, em relação a esse crime, sendo o apenado reincidente em crime cometido com violência, é de se aplicar o percentual de 30% (LEP, art. 112, IV).</text:p>
      <text:p text:style-name="P12">No tocante ao primeiro crime de roubo, em razão da súmula 501 do STJ que veda a combinação de leis, torna-se impossível manter fração no patamar de 1/6.</text:p>
      <text:p text:style-name="P12">Ou seja, há de se aplicar o pacote anticrime em todas as penas em razão do delito cometido em06.05.2020.</text:p>
      <text:p text:style-name="P11">Isso posto, determino, de ofício, a retificação da GEP para fazer constar 30% no cálculo da progressão de regime, por ser o apenado reincidente em crime cometido com violência.</text:p>
      <text:p text:style-name="P12">P.R.I. Atualize-se a GEP.</text:p>
      <text:p text:style-name="P12">Ciência ao MP.</text:p>
      <text:p text:style-name="P1"/>
      <text:p text:style-name="P1"/>
      <text:p text:style-name="P1">Vistos etc.</text:p>
      <text:p text:style-name="P1">Trata-se de PEC em desfavor do apenado acima nominado, a qual foi dada vista inicial ao Ministério Público, em razão do recebimento dos autos oriundo de outra Comarca.</text:p>
      <text:p text:style-name="P2">Instado a se manifestar, o Ministério Público opinou pela retificação da GEP para fazer constar a fração de 2/5 para o cálculo da progressão de regime, e 2/3 para o cálculo do livramento condicional, referente ao crime de tráfico de drogas do processo criminal nº 0801869-46.2020.8.20.5105, por ser o apenado primário em crime de natureza hedionda.</text:p>
      <text:p text:style-name="P7"><text:span text:style-name="T1">Acrescento ao relatório que a GEP atual está utilizando as frações de 60% para o crime de natureza hedionda (tráfico de drogas), 20% para o crime de posse irregular de arma de fogo, referentes ao processo criminal nº 0801869-46.2020.8.20.5105,</text:span> <text:span text:style-name="T1">e 1/6 para o crime</text:span> de tráfico privilegiado, este último referente ao processo criminal nº 0100215-02.2019.8.20.0158.</text:p>
      <text:p text:style-name="P8">Anoto ainda que a GEP está utilizando a fração de 1/1 para o cálculo do livramento condicional referente ao crime de tráfico de drogas.</text:p>
      <text:p text:style-name="P17">Relatados.</text:p>
      <text:p text:style-name="P15">Inicialmente, verifico que o fato delituoso do processo criminal nº 0801869-46.2020.8.20.5105 ocorreu em 16.11.2020, o que implica o uso da nova redação do artigo 112 da LEP.</text:p>
      <text:p text:style-name="P16">Ademais, observo que o apenado foi condenado por tráfico de drogas e posse irregular de arma de fogo nos autos acima mencionado.</text:p>
      <text:p text:style-name="P16">Desse modo, sendo o apenado primário, conforme artigo 112, I e V, da LEP, é de se aplicar o percentual 40% e 16%, respectivamente, para o cálculo da progressão de regime do referido processo criminal.</text:p>
      <text:p text:style-name="P16">No tocante a pena de tráfico privilegiado, em razão da súmula 501 do STJ que veda a combinação de leis, torna-se impossível manter fração no patamar de 1/6.</text:p>
      <text:p text:style-name="P16">Neste caso, é ainda mais benéfico ao apenado a aplicação dos percentuais do pacote anticrime.</text:p>
      <text:p text:style-name="P16">Isso posto, determino a retificação da GEP para aplicar ao calculo da progressão de regime o percentual de 40% para o crime de tráfico de drogas, por ser o apenado primário em crime hediondo, e 16% para os demais crimes, por ser o apenado primário em crime cometido sem violência. </text:p>
      <text:p text:style-name="P16"><text:soft-page-break/>Determino, ainda, a retificação da GEP para aplicar a fração de 2/3 ao calculo do livramento condicional referente ao crime de tráfico de drogas.</text:p>
      <text:p text:style-name="P17">Ademais, determino que seja lançado na GEP o trânsito em julgado do processo criminal nº 0100215-02.2019.8.20.0158, datado de 01.08.2021.</text:p>
      <text:p text:style-name="P17">P.R.I. Atualize-se a GEP. Ciência ao MP.</text:p>
      <text:p text:style-name="P1"/>
      <text:p text:style-name="P1"/>
      <text:p text:style-name="P1">Vistos etc.</text:p>
      <text:p text:style-name="P6"><text:span text:style-name="T1">Requereu o apenado retificação da GEP parar fazer constar como requisito para progressão de regime o percentual de 40% somente em relação ao crime de tráfico de drogas, aplicando a fração  de 1/6 em relação aos demais crimes, todos de natureza comum</text:span>.</text:p>
      <text:p text:style-name="P3">Interveio o Ministério Público, opinando pelo deferimento do pedido (evento 187).</text:p>
      <text:p text:style-name="P3">Acrescento ao relatório que a GEP está utilizando uma fração única de 40% para toda a pena unificada.</text:p>
      <text:p text:style-name="P4">Relatados.</text:p>
      <text:p text:style-name="P9"><text:span text:style-name="T4">Inicialmente, verifico que o delito do processo criminal nº </text:span><text:span text:style-name="T5">0103244-12.2020.8.20.0001</text:span><text:span text:style-name="T4">, tráfico de drogas, foi cometido em </text:span><text:span text:style-name="T5">23.05.2020</text:span><text:span text:style-name="T4">, após a alteração legislativa do pacote anticrime.</text:span></text:p>
      <text:p text:style-name="P11">Assim, em relação ao crime hediondo, sendo o apenado primário, é de se aplicar o percentual de 40% (LEP, art. 112, V).</text:p>
      <text:p text:style-name="P12">Entretanto, em razão da súmula 501 do STJ que veda a combinação de leis, torna-se impossível deferir a continuidade das demais frações no patamar de 1/6, como requerem as partes.</text:p>
      <text:p text:style-name="P12">Ou seja, há de se aplicar o pacote anticrime em todas as penas em razão do delito cometido em 23.05.2020,</text:p>
      <text:p text:style-name="P10"><text:span text:style-name="T4">Isso posto, defiro parcialmente o pedido da Defesa e determino a retificação da GEP para fazer constar o percentual de</text:span> <text:span text:style-name="T4">40% para o crime de tráfico de drogas, em razão de ser o apenado primário em crime hediondo; 30% para os crimes de roubo e homicídio simples, em razão de ser o apenado reincidente em crime cometido com violência; e 16% para o crime de posse ilegal de arma, por ser o apenado primário em crime cometido sem violência.</text:span></text:p>
      <text:p text:style-name="P11">PRI. Atualize-se a GEP. Ciência ao MP.</text:p>
      <text:p text:style-name="Standard"/>
      <text:p text:style-name="Standard"/>
      <text:p text:style-name="Standard"/>
      <text:p text:style-name="P21"><text:tab/>Vistos etc.</text:p>
      <text:p text:style-name="P21"><text:line-break/><text:tab/>Trata-se de PEC com penas unificadas em que me vieram conclusos os autos para análise da progressão de regime.</text:p>
      <text:p text:style-name="P21"><text:line-break/><text:tab/>Ocorre que em consulta a guia de execução penal observo que o apenado é reincidente genérico, estando a GEP equivocadamente utilizando as frações de 2/5 e 1/6 para o cálculo da progressão de regime.</text:p>
      <text:p text:style-name="P21"><text:line-break/><text:tab/>Relatados.</text:p>
      <text:p text:style-name="P21"><text:line-break/><text:tab/>Inicialmente, verifico que se trata de PEC com cinco penas unificadas por delitos cometidos em datas anteriores ao pacote anticrime.</text:p>
      <text:p text:style-name="P21"><text:soft-page-break/><text:line-break/><text:tab/>Assim, sendo o apenado reincidente genérico, a fração correta a ser utilizada é de 3/5 para o crime de natureza hediondo e 1/6 para o crime de natureza comum.</text:p>
      <text:p text:style-name="P21"><text:line-break/><text:tab/>Em que pese a previsão jurisprudencial da aplicação do pacote anticrime ao reincidente genérico para alterar a fração de 3/5 para 40% (2/5) nos casos de apenado primário em crime hediondo (novatio legis in mellius), neste caso em concreto, considerando a súmula 501 do STJ que veda a combinação de leis, a aplicação do pacote anticrime é prejudicial ao apenado, visto que provocaria a alteração da fração de 1/6 ( dos 4 crimes comuns) para 25% e 20%, sendo essa a maior parte da pena.</text:p>
      <text:p text:style-name="P21"><text:line-break/><text:tab/>Isso posto, deixo de aplicar o pacote anticrime ao apenado e determino, de ofício, a retificação da GEP para fazer constar 3/5 para o crime de natureza hedionda no cálculo da progressão de regime.</text:p>
      <text:p text:style-name="P21"><text:line-break/><text:tab/>Ademais, em razão do parecer de evento 223, determino o correto preenchimento dos dados da ação penal nº 0103861-74.2017.8.20.0001.</text:p>
      <text:p text:style-name="P21"><text:line-break/><text:tab/>P.R.I. Atualize-se a GEP.</text:p>
      <text:p text:style-name="P21"><text:tab/><text:line-break/><text:tab/>Vista ao MP para que fale sobre a remição da pena (evento 227 e 238) </text:p>
      <text:p text:style-name="P21"/>
      <text:p text:style-name="P21"/>
      <text:p text:style-name="P21"/>
      <text:p text:style-name="P22">Vistos etc.</text:p>
      <text:p text:style-name="P12">Requereu o apenado retificação da GEP parar fazer constar como requisito para progressão de regime a separação das frações conforme natureza do crimes, sendo a fração de 2/5 referente ao latrocínio, 60% para o tráfico de drogas e 1/6 para o roubo (evento 127).</text:p>
      <text:p text:style-name="P18">Instado a se manifestar, o Ministério Público opinou pela aplicação global da lei que for mais favorável ao apenado (evento 142).</text:p>
      <text:p text:style-name="P19">Acrescento ao relatório que a GEP atualmente está utilizando a fração única de 60%, entendimento já superado por este juízo, sendo o apenado reincidente genérico e reincidente específico em crime hediondo, com um dos crimes cometidos após a alteração legislativa do pacote anticrime.</text:p>
      <text:p text:style-name="P19">Relatados.</text:p>
      <text:p text:style-name="P11">Inicialmente verifico que a exigência de 3/5 ou 60% (LEP, art. 112, VII) só cabe no caso de reincidência específica em crime hediondo, o que é o caso. </text:p>
      <text:p text:style-name="P11">Compulsando os autos, observo que antes de ser condenado pelo crime de tráfico de drogas, cometido em 06.06.2020, o apenado já havia sido condenado definitivamente pelo crime de latrocínio (sem resultado morte).</text:p>
      <text:p text:style-name="P12">Assim, em relação aos crimes hediondos, é de se aplicar o percentual de 60% (LEP, art. 112,VII).</text:p>
      <text:p text:style-name="P13">A reincidência não é um atributo da condenação, mas uma condição pessoal ostentado pelo agente. Dessa forma, uma vez reconhecida a condição de reincidente, seus efeitos aplicam-se uniformente a toda execução penal, não apenas à condenação que a declarou, sendo neste sentido a jusriprudência do Superior Tribunal de Justiça, vejamos:</text:p>
      <text:p text:style-name="P24">HABEAS CORPUS SUBSTITUTIVO DE RECURSO PRÓPRIO. DESCABIMENTO. EXECUÇÃO PENAL. LIVRAMENTO CONDICIONAL. REINCIDÊNCIA ESPECÍFICA. <text:span text:style-name="T9">CONDIÇÃO PERSONALÍSSIMA. EXTENSÃO SOBRE O TOTAL DAS PENAS SOMADAS.</text:span> CONSTRANGIMENTO ILEGAL NÃO EVIDENCIADO. WRIT NÃO CONHECIDO. 1. Em consonância com a orientação jurisprudencial da Primeira Turma do Supremo Tribunal Federal - STF, esta Corte não admite habeas corpus <text:soft-page-break/>substitutivo de recurso próprio, sem prejuízo da concessão da ordem, de ofício, se existir flagrante ilegalidade na liberdade de locomoção do paciente. 2. <text:span text:style-name="T9">A a reincidência é condição personalíssima, que se estende sobre o total das penas somadas, para fins de análise do requisito temporal na concessão de benefícios prisionais</text:span>. Precedentes. Na hipótese, a condição de reincidente específico em crime hediondo obsta a concessão de livramento condicional ao paciente, consoante a regra delineada no art. 83, V, do Código Penal - CP. Habeas corpus não conhecido.</text:p>
      <text:p text:style-name="P25">(STJ - HC: 458207 RS 2018/0167501-1, Relator: Ministro JOEL ILAN PACIORNIK, Data de Julgamento: 04/09/2018, T5 - QUINTA TURMA, Data de Publicação: DJe 12/09/2018)</text:p>
      <text:p text:style-name="P14">Por conseguinte, não é possível admitir que o apenado seja considerado primário para uma condenação e na outra reincidente, como requer a Defesa.</text:p>
      <text:p text:style-name="P4">Ademais, em razão do crime de tráfico ter sido cometido na vigência do pacote anticrime, em razão da súmula 501 do STJ que veda a combinação de leis, torna-se impossível manter a fração no patamar de 1/6 para o crime de roubo.</text:p>
      <text:p text:style-name="P12">Ou seja, há de se aplicar o pacote anticrime em todas as penas em razão do delito cometido em 06.06.2020.</text:p>
      <text:p text:style-name="P11">Isso posto, indefiro o pedido da Defesa e determino a retificação da GEP para fazer constar 60% no cálculo da progressão de regime em relação aos crimes hediondos, por ser o apenado reincidente em crime hediondo, e 25% para o crime de roubo, por ser o apenado primário em crime com violência.</text:p>
      <text:p text:style-name="P12">P.R.I. Atualize-se a GEP.</text:p>
      <text:p text:style-name="P12">Ciência ao MP.</text:p>
      <text:p text:style-name="P21"/>
      <text:p text:style-name="P21"/>
      <text:p text:style-name="P21"/>
      <text:p text:style-name="P23">Vistos etc.</text:p>
      <text:p text:style-name="P6"><text:span text:style-name="T1">Requereu o apenado retificação da GEP parar fazer constar como requisito para progressão de regime o percentual de 40% em relação ao crime de organização criminosa, no lugar do percentual de 50%, alegando que o apenado não exerce comando naquela organização criminosa, sendo apena</text:span><text:span text:style-name="T2">s</text:span><text:span text:style-name="T1"> vaqueiro e guardador de armas, conforme sentença condenatória (evento 127).</text:span></text:p>
      <text:p text:style-name="P3">Requer, ainda, a detração do tempo de prisão provisória cumprida no processo criminal nº 0100493-09.2004.8.20.0148.</text:p>
      <text:p text:style-name="P3">Interveio o Ministério Público, opinando pelo deferimento apenas do pedido de retificação do percentual utilizado, uma vez que a detração já está feita na GEP (evento 131).</text:p>
      <text:p text:style-name="P3">Acrescento ao relatório que a GEP está utilizando o percentual de 50% para o delito de organização criminosa, ocorrido na vigência do pacote anticrime, e 1/6 para os dois crimes de roubo majorado, ambos ocorridos antes da alteração legislativa do pacote anticrime.</text:p>
      <text:p text:style-name="P3">Relatados.</text:p>
      <text:p text:style-name="P3">Relatados.</text:p>
      <text:p text:style-name="P6"><text:span text:style-name="T1">Inicialmente, verifico que o delito do processo criminal nº 0802160-58.2020.8.20.5101, organização criminosa, foi cometido em </text:span><text:span text:style-name="T3">26.01.2020</text:span><text:span text:style-name="T1">, após a alteração legislativa do pacote anticrime.</text:span></text:p>
      <text:p text:style-name="P3"><text:soft-page-break/>Da análise da sentença condenatória, observo que o apenado não foi condenado por exercer o comando individual ou coletivo de organização criminosa.</text:p>
      <text:p text:style-name="P1">Assim sendo, em relação a esse crime, sendo o apenado primário, é de se aplicar o percentual de 40% (LEP, art. 112, V).</text:p>
      <text:p text:style-name="P3">No tocante a fração aplicada aos outro crimes, em razão da súmula 501 do STJ que veda a combinação de leis, torna-se impossível mantê-las no patamar de 1/6.</text:p>
      <text:p text:style-name="P3">Ou seja, há de se aplicar o pacote anticrime em todas as penas em razão do delito cometido em 26.01.2020. </text:p>
      <text:p text:style-name="P6"><text:span text:style-name="T1">Quanto ao pedido de fazer constar na GEP o tempo de prisão provisória referente ao processo criminal nº 0100493-09.2004.8.20.0148, em análise da aba eventos, especificamente dos incidentes </text:span>3479340  e 3479349, observo que o tempo requerido já está computado.</text:p>
      <text:p text:style-name="P3">Isso posto, determino a retificação da GEP para aplicar ao calculo da progressão de regime o percentual de 40% para o crime de organização criminosa, por ser o apenado primário em crime hediondo, e 25% para os demais crimes, por ser o apenado reincidente em crime cometido com violência. </text:p>
      <text:p text:style-name="P3">P.R.I. Atualize-se a GEP. Ciência ao MP.</text:p>
      <text:p text:style-name="P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5T13:21:38.005000000</meta:creation-date>
    <dc:date>2023-05-19T10:38:25.846000000</dc:date>
    <meta:editing-duration>PT11H24S</meta:editing-duration>
    <meta:editing-cycles>16</meta:editing-cycles>
    <meta:generator>LibreOffice/5.3.1.2$Windows_X86_64 LibreOffice_project/e80a0e0fd1875e1696614d24c32df0f95f03deb2</meta:generator>
    <meta:document-statistic meta:table-count="0" meta:image-count="0" meta:object-count="0" meta:page-count="7" meta:paragraph-count="117" meta:word-count="2799" meta:character-count="16928" meta:non-whitespace-character-count="14216"/>
  </office:meta>
</office:document-meta>
</file>